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76cm" draw:marker-start-width="0.406cm" draw:marker-end-width="0.406cm" draw:fill-color="#ffffff" draw:textarea-horizontal-align="center" draw:textarea-vertical-align="middle" fo:padding-top="0.163cm" fo:padding-bottom="0.163cm" fo:padding-left="0.288cm" fo:padding-right="0.288cm"/>
    </style:style>
    <style:style style:name="gr2" style:family="graphic" style:parent-style-name="standard">
      <style:graphic-properties svg:stroke-width="0.102cm" draw:marker-start-width="0.457cm" draw:marker-end="Arrow_20_concave" draw:marker-end-width="0.457cm" draw:textarea-horizontal-align="center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dash" draw:stroke-dash="Fine_20_Dashed_20__28_var_29_" svg:stroke-width="0.03cm" draw:marker-start-width="0.35cm" draw:marker-end="Arrow" draw:marker-end-width="0.35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dash" draw:stroke-dash="Fine_20_Dashed_20__28_var_29_"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font-style="italic" style:font-size-asian="18pt" style:font-style-asian="italic" style:font-size-complex="18pt" style:font-style-complex="italic"/>
    </style:style>
    <style:style style:name="T3" style:family="text">
      <style:text-properties style:text-position="sub 58%" fo:font-size="12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draw:layer="layout" svg:width="6.724cm" svg:height="1.074cm" svg:x="11.421cm" svg:y="2.466cm">
          <text:p text:style-name="P1"><text:span text:style-name="T1">Reanalysis data, e.g., NCEP</text:span></text:p>
        </draw:ellipse>
        <draw:rect draw:style-name="gr1" draw:text-style-name="P2" draw:layer="layout" svg:width="8.516cm" svg:height="1.345cm" svg:x="10.525cm" svg:y="5.445cm">
          <text:p text:style-name="P1"><text:span text:style-name="T1">Convert to “dataset” format</text:span></text:p>
          <text:p text:style-name="P1"><text:span text:style-name="T1">(nc2ds, vfield2ds, ecmwf2ds)</text:span></text:p>
        </draw:rect>
        <draw:ellipse draw:style-name="gr1" draw:text-style-name="P2" draw:layer="layout" svg:width="6.35cm" svg:height="1.345cm" svg:x="11.795cm" svg:y="7.985cm">
          <text:p text:style-name="P1"><text:span text:style-name="T1">“</text:span><text:span text:style-name="T1">dataset” file</text:span></text:p>
        </draw:ellipse>
        <draw:rect draw:style-name="gr1" draw:text-style-name="P2" draw:layer="layout" svg:width="4.483cm" svg:height="1.345cm" svg:x="12.43cm" svg:y="10.45cm">
          <text:p text:style-name="P1"><text:span text:style-name="T1">ctraj_tracer</text:span></text:p>
        </draw:rect>
        <draw:ellipse draw:style-name="gr1" draw:text-style-name="P2" draw:layer="layout" svg:width="5.827cm" svg:height="1.345cm" svg:x="9.255cm" svg:y="13.065cm">
          <text:p text:style-name="P1"><text:span text:style-name="T1">Array of sparse matrices</text:span></text:p>
        </draw:ellipse>
        <draw:ellipse draw:style-name="gr1" draw:text-style-name="P2" draw:layer="layout" svg:width="5.312cm" svg:height="1.345cm" svg:x="3.308cm" svg:y="9.18cm">
          <text:p text:style-name="P1"><text:span text:style-name="T1">Binary dump of vector</text:span></text:p>
        </draw:ellipse>
        <draw:ellipse draw:style-name="gr1" draw:text-style-name="P2" draw:layer="layout" svg:width="5.827cm" svg:height="1.345cm" svg:x="2.793cm" svg:y="2.27cm">
          <text:p text:style-name="P1"><text:span text:style-name="T1">Initial tracer dist., </text:span><text:span text:style-name="T2">q</text:span><text:span text:style-name="T3">0</text:span></text:p>
        </draw:ellipse>
        <draw:rect draw:style-name="gr1" draw:text-style-name="P2" draw:layer="layout" svg:width="5.08cm" svg:height="1.345cm" svg:x="2.905cm" svg:y="5.445cm">
          <text:p text:style-name="P1"><text:span text:style-name="T1">Convert to vector</text:span></text:p>
          <text:p text:style-name="P1"><text:span text:style-name="T1">lla2aeb</text:span></text:p>
        </draw:rect>
        <draw:ellipse draw:style-name="gr1" draw:text-style-name="P2" draw:layer="layout" svg:width="5.312cm" svg:height="1.345cm" svg:x="13.7cm" svg:y="16.8cm">
          <text:p text:style-name="P1"><text:span text:style-name="T1">Tracer grid, n, r</text:span></text:p>
        </draw:ellipse>
        <draw:rect draw:style-name="gr1" draw:text-style-name="P2" draw:layer="layout" svg:width="5.08cm" svg:height="1.345cm" svg:x="3.54cm" svg:y="14.97cm">
          <text:p text:style-name="P1"><text:span text:style-name="T1">Sparse matrix multiply</text:span></text:p>
          <text:p text:style-name="P1"><text:span text:style-name="T1">sparse_vect_mult</text:span></text:p>
        </draw:rect>
        <draw:ellipse draw:style-name="gr1" draw:text-style-name="P2" draw:layer="layout" svg:width="5.312cm" svg:height="1.345cm" svg:x="3.54cm" svg:y="18.07cm">
          <text:p text:style-name="P1"><text:span text:style-name="T1">Resultant vectors</text:span></text:p>
        </draw:ellipse>
        <draw:rect draw:style-name="gr1" draw:text-style-name="P2" draw:layer="layout" svg:width="5.08cm" svg:height="1.345cm" svg:x="7.985cm" svg:y="20.685cm">
          <text:p text:style-name="P1"><text:span text:style-name="T1">Convert to final tracer </text:span></text:p>
          <text:p text:style-name="P1"><text:span text:style-name="T1">distribution (extract_field)</text:span></text:p>
        </draw:rect>
        <draw:ellipse draw:style-name="gr1" draw:text-style-name="P2" draw:layer="layout" svg:width="5.312cm" svg:height="1.345cm" svg:x="7.985cm" svg:y="23.785cm">
          <text:p text:style-name="P1"><text:span text:style-name="T1">Final tracer distribution</text:span></text:p>
        </draw:ellipse>
        <draw:line draw:style-name="gr2" draw:text-style-name="P1" draw:layer="layout" svg:x1="5.445cm" svg:y1="3.615cm" svg:x2="5.445cm" svg:y2="5.445cm">
          <text:p/>
        </draw:line>
        <draw:line draw:style-name="gr2" draw:text-style-name="P1" draw:layer="layout" svg:x1="14.97cm" svg:y1="3.54cm" svg:x2="14.97cm" svg:y2="5.445cm">
          <text:p/>
        </draw:line>
        <draw:line draw:style-name="gr2" draw:text-style-name="P1" draw:layer="layout" svg:x1="5.445cm" svg:y1="6.79cm" svg:x2="5.445cm" svg:y2="9.255cm">
          <text:p/>
        </draw:line>
        <draw:line draw:style-name="gr2" draw:text-style-name="P1" draw:layer="layout" svg:x1="14.97cm" svg:y1="6.79cm" svg:x2="14.97cm" svg:y2="7.985cm">
          <text:p/>
        </draw:line>
        <draw:line draw:style-name="gr2" draw:text-style-name="P1" draw:layer="layout" svg:x1="6.08cm" svg:y1="10.525cm" svg:x2="6.08cm" svg:y2="14.97cm">
          <text:p/>
        </draw:line>
        <draw:line draw:style-name="gr2" draw:text-style-name="P1" draw:layer="layout" svg:x1="14.97cm" svg:y1="9.33cm" svg:x2="14.97cm" svg:y2="10.525cm">
          <text:p/>
        </draw:line>
        <draw:line draw:style-name="gr2" draw:text-style-name="P1" draw:layer="layout" svg:x1="14.97cm" svg:y1="11.795cm" svg:x2="13.065cm" svg:y2="13.065cm">
          <text:p/>
        </draw:line>
        <draw:line draw:style-name="gr2" draw:text-style-name="P1" draw:layer="layout" svg:x1="7.35cm" svg:y1="19.415cm" svg:x2="9.89cm" svg:y2="20.685cm">
          <text:p/>
        </draw:line>
        <draw:line draw:style-name="gr2" draw:text-style-name="P1" draw:layer="layout" svg:x1="6.08cm" svg:y1="16.315cm" svg:x2="6.08cm" svg:y2="18.145cm">
          <text:p/>
        </draw:line>
        <draw:line draw:style-name="gr2" draw:text-style-name="P1" draw:layer="layout" svg:x1="11.16cm" svg:y1="14.335cm" svg:x2="8.62cm" svg:y2="15.605cm">
          <text:p/>
        </draw:line>
        <draw:line draw:style-name="gr2" draw:text-style-name="P1" draw:layer="layout" svg:x1="10.525cm" svg:y1="22.03cm" svg:x2="10.525cm" svg:y2="23.86cm">
          <text:p/>
        </draw:line>
        <draw:line draw:style-name="gr3" draw:text-style-name="P1" draw:layer="layout" svg:x1="11.16cm" svg:y1="17.51cm" svg:x2="11.16cm" svg:y2="20.685cm">
          <text:p/>
        </draw:line>
        <draw:line draw:style-name="gr4" draw:text-style-name="P1" draw:layer="layout" svg:x1="2.27cm" svg:y1="17.51cm" svg:x2="13.7cm" svg:y2="17.51cm">
          <text:p/>
        </draw:line>
        <draw:line draw:style-name="gr3" draw:text-style-name="P1" draw:layer="layout" svg:x1="2.27cm" svg:y1="15.605cm" svg:x2="3.54cm" svg:y2="15.605cm">
          <text:p/>
        </draw:line>
        <draw:line draw:style-name="gr4" draw:text-style-name="P1" draw:layer="layout" svg:x1="2.27cm" svg:y1="6.08cm" svg:x2="2.27cm" svg:y2="17.51cm">
          <text:p/>
        </draw:line>
        <draw:line draw:style-name="gr3" draw:text-style-name="P1" draw:layer="layout" svg:x1="2.27cm" svg:y1="6.08cm" svg:x2="2.905cm" svg:y2="6.08cm">
          <text:p/>
        </draw:line>
        <draw:line draw:style-name="gr3" draw:text-style-name="P1" draw:layer="layout" svg:x1="16.24cm" svg:y1="16.8cm" svg:x2="16.24cm" svg:y2="11.7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Mills</meta:initial-creator>
    <meta:creation-date>2010-12-03T15:22:30.81</meta:creation-date>
    <dc:date>2016-12-03T17:17:01.85</dc:date>
    <dc:creator>SSE </dc:creator>
    <meta:editing-duration>PT3H6M42S</meta:editing-duration>
    <meta:editing-cycles>8</meta:editing-cycles>
    <meta:generator>OpenOffice/4.1.0$Win32 OpenOffice.org_project/410m18$Build-9764</meta:generator>
    <meta:document-statistic meta:object-count="30"/>
  </office:meta>
</office:document-meta>
</file>